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style:cell-protect="none" style:print-content="true" fo:background-color="transparent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2" style:family="table-cell" style:parent-style-name="Default">
      <style:table-cell-properties fo:background-color="#e6e6e6"/>
      <style:text-properties fo:font-size="7pt" fo:font-weight="bold"/>
    </style:style>
    <style:style style:name="ce13" style:family="table-cell" style:parent-style-name="Default">
      <style:text-properties fo:font-size="7pt" fo:font-weight="bold"/>
    </style:style>
    <style:style style:name="ce14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5" style:family="table-cell" style:parent-style-name="Default" style:data-style-name="N107">
      <style:text-properties fo:font-size="7pt"/>
    </style:style>
    <style:style style:name="ce16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3"/>
        <table:table-column table:style-name="co12" table:default-cell-style-name="ce15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2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2"/>
          <table:table-cell table:style-name="ce6" office:value-type="string">
            <text:p>Statuses</text:p>
          </table:table-cell>
          <table:table-cell table:style-name="ce12"/>
          <table:table-cell table:style-name="ce14"/>
          <table:table-cell table:style-name="ce12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1];0)" office:value-type="float" office:value="17">
            <text:p>17</text:p>
          </table:table-cell>
          <table:table-cell table:formula="oooc:=[.K2]/[.K10]" office:value-type="percentage" office:value="0.120567375886525">
            <text:p>12,1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123">
            <text:p>123</text:p>
          </table:table-cell>
          <table:table-cell table:formula="oooc:=[.K3]/[.K10]" office:value-type="percentage" office:value="0.872340425531915">
            <text:p>87,2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10" office:value-type="string">
            <text:p>draft: pre-approval</text:p>
          </table:table-cell>
          <table:table-cell table:formula="oooc:=COUNTIF([.E2:.E141];1)" office:value-type="float" office:value="9">
            <text:p>9</text:p>
          </table:table-cell>
          <table:table-cell table:formula="oooc:=[.K5]/[.K10]" office:value-type="percentage" office:value="0.0638297872340425">
            <text:p>6,4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1" office:value-type="string">
            <text:p>approval: needs approval</text:p>
          </table:table-cell>
          <table:table-cell table:formula="oooc:=COUNTIF([.E2:.E141];2)" office:value-type="float" office:value="4">
            <text:p>4</text:p>
          </table:table-cell>
          <table:table-cell table:style-name="ce16" table:formula="oooc:=[.K6]/[.K10]" office:value-type="percentage" office:value="0.0283687943262411">
            <text:p>2,8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1];3)" office:value-type="float" office:value="110">
            <text:p>110</text:p>
          </table:table-cell>
          <table:table-cell table:style-name="ce16" table:formula="oooc:=([.K7]/[.K10])" office:value-type="percentage" office:value="0.780141843971631">
            <text:p>78,0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1])" office:value-type="float" office:value="66">
            <text:p>66</text:p>
          </table:table-cell>
          <table:table-cell table:number-columns-repeated="245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/>
          <table:table-cell office:value-type="string">
            <text:p>Total icons</text:p>
          </table:table-cell>
          <table:table-cell office:value-type="float" office:value="141">
            <text:p>141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Wimer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dialog-information</text:p>
          </table:table-cell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table:style-name="ce3" office:value-type="string">
            <text:p>dialog-warning</text:p>
          </table:table-cell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table:style-name="ce3" office:value-type="string">
            <text:p>dialog-error</text:p>
          </table:table-cell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/>
          <table:table-cell office:value-type="float" office:value="0">
            <text:p>0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tools-check-spelling</text:p>
          </table:table-cell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system-lock-screen</text:p>
          </table:table-cell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find-next</text:p>
          </table:table-cell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find-previous</text:p>
          </table:table-cell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11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may change inside image as in thumbnail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view-refresh</text:p>
          </table:table-cell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ile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one more duplic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3];&quot;approval&quot;);0;IF(EXACT([.D93];&quot;draft&quot;);1;IF(EXACT([.D93];&quot;approval&quot;);2;IF(EXACT([.D9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nd”</text:p>
          </table:table-cell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 table:style-name="ce11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office:value-type="string">
            <text:p>is this the correct name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11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11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lefind”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93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8">28/02/2007</text:date>, <text:time>10.38.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Aaron Seigo</meta:initial-creator>
    <meta:creation-date>2006-12-28T11:04:59</meta:creation-date>
    <dc:creator>David Vignoni</dc:creator>
    <dc:date>2007-02-28T10:38:03</dc:date>
    <dc:language>it-IT</dc:language>
    <meta:editing-cycles>129</meta:editing-cycles>
    <meta:editing-duration>P3DT6H8M36S</meta:editing-duration>
    <meta:user-defined meta:name="Info 1"/>
    <meta:user-defined meta:name="Info 2"/>
    <meta:user-defined meta:name="Info 3"/>
    <meta:user-defined meta:name="Info 4"/>
    <meta:document-statistic meta:table-count="3" meta:cell-count="812"/>
  </office:meta>
</office:document-meta>
</file>